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Upper East Side, New York, N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/text:p>
      <text:p text:style-name="Horizontal_20_Line"/>
      <text:h text:style-name="Heading_20_2" text:outline-level="2">Objective</text:h>
      <text:p text:style-name="First_20_paragraph">Frontend Lead for ground-up build of mobile web app, responsible for architecture, development, feature design, deployment, workflow, integration with backend, API modeling, and debugging.</text:p>
      <text:p text:style-name="Horizontal_20_Line"/>
      <text:h text:style-name="Heading_20_2" text:outline-level="2">Ideal environment from experience</text:h>
      <text:p text:style-name="First_20_paragraph">Angular - jQuery - Node - Grunt - libSass - Git - AWS - RequireJs - Ui-Router - Ui-Router Extras - VelocityJs - Weinre - Bower - Yeoman - WebSockets - AJAX - Bourbon - ImageMagick - Sketch - OSX - iTerm - Sublime - iOs Simulator - Genymotion</text:p>
      <text:h text:style-name="Heading_20_2" text:outline-level="2">Other technical experience</text:h>
      <text:p text:style-name="First_20_paragraph">Backbone - Meteor - MongoDB - LESS - Bootstrap - Foundation - PHP - MySQL - SVN - CVS - Photoshop - Illustrator - In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enhanced UX with touch events and anima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javascript assets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Enhancing UX with touch events and animation</text:p>
        </text:list-item>
        <text:list-item>
          <text:p text:style-name="P1">Owning an entire codebase</text:p>
        </text:list-item>
        <text:list-item>
          <text:p text:style-name="P1">Migrating architecture between projects</text:p>
        </text:list-item>
        <text:list-item>
          <text:p text:style-name="P1">Collaborating closely with designers on product features</text:p>
        </text:list-item>
        <text:list-item>
          <text:p text:style-name="P1">Writing detailed specification documents for backend developers</text:p>
        </text:list-item>
        <text:list-item>
          <text:p text:style-name="P1">API modeling collaboration with backend developers</text:p>
        </text:list-item>
        <text:list-item>
          <text:p text:style-name="P1">Reaching millions of page views</text:p>
        </text:list-item>
      </text:list>
      <text:h text:style-name="Heading_20_3" text:outline-level="3">Viggle Inc. - Senior Web / Javascript Engineer, April 2013 - October 2013</text:h>
      <text:list text:style-name="L4">
        <text:list-item>
          <text:p text:style-name="P4">Developing an AngularJs single page app within a hybrid iPad app</text:p>
        </text:list-item>
        <text:list-item>
          <text:p text:style-name="P4">Directing and merging code contributions</text:p>
        </text:list-item>
        <text:list-item>
          <text:p text:style-name="P4">Coordinating production deployment</text:p>
        </text:list-item>
        <text:list-item>
          <text:p text:style-name="P4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5">
        <text:list-item>
          <text:p text:style-name="P5">Launching an innovative social networking platform</text:p>
        </text:list-item>
        <text:list-item>
          <text:p text:style-name="P5">Coordinating business needs with lawyer, accountant, and consultants.</text:p>
        </text:list-item>
        <text:list-item>
          <text:p text:style-name="P5">Developing the platform, consisting of a single page HTML5 Backbone mobile web app with user generated content, hosted on Amazon, with PHP/MySQL backend.</text:p>
        </text:list-item>
      </text:list>
      <text:h text:style-name="Heading_20_3" text:outline-level="3">Alexander Interactive - Frontend Web Developer, May 2011 - March 2012</text:h>
      <text:list text:style-name="L6">
        <text:list-item>
          <text:p text:style-name="P6">Serving E-commerce clients such as Lowe’s Home Improvement.</text:p>
        </text:list-item>
        <text:list-item>
          <text:p text:style-name="P6">Doing agile with daily scrum calls, sprint planning/review, and demos for executive product owners.</text:p>
        </text:list-item>
        <text:list-item>
          <text:p text:style-name="P6">Flying to client corporate headquarters for onsite consulting.</text:p>
        </text:list-item>
      </text:list>
      <text:h text:style-name="Heading_20_3" text:outline-level="3">KickApps/Kit Digital - Frontend Web Developer, October 2010 - May 2011</text:h>
      <text:p text:style-name="First_20_paragraph">Developing social portals for such clients as:</text:p>
      <text:list text:style-name="L7">
        <text:list-item>
          <text:p text:style-name="P7">The Doctor Oz TV Show</text:p>
        </text:list-item>
        <text:list-item>
          <text:p text:style-name="P7">MIT University</text:p>
        </text:list-item>
        <text:list-item>
          <text:p text:style-name="P7">Penguin publishers</text:p>
        </text:list-item>
        <text:list-item>
          <text:p text:style-name="P7">Book Of Cool</text:p>
        </text:list-item>
        <text:list-item>
          <text:p text:style-name="P7">Squabbler</text:p>
        </text:list-item>
        <text:list-item>
          <text:p text:style-name="P7">Sharecare</text:p>
        </text:list-item>
        <text:list-item>
          <text:p text:style-name="P7">Leap4Life</text:p>
        </text:list-item>
      </text:list>
      <text:h text:style-name="Heading_20_3" text:outline-level="3">Rail Europe - Web designer, October 2006 - October 2010</text:h>
      <text:list text:style-name="L8">
        <text:list-item>
          <text:p text:style-name="P8">developing mobile and desktop e-commerce web frontend</text:p>
        </text:list-item>
      </text:list>
      <text:h text:style-name="Heading_20_3" text:outline-level="3">Epoch - Guitarist, September 2003 - October 2006</text:h>
      <text:list text:style-name="L9">
        <text:list-item>
          <text:p text:style-name="P9">writing songs</text:p>
        </text:list-item>
        <text:list-item>
          <text:p text:style-name="P9">engineering audio</text:p>
        </text:list-item>
        <text:list-item>
          <text:p text:style-name="P9">producing albums</text:p>
        </text:list-item>
        <text:list-item>
          <text:p text:style-name="P9">performing shows</text:p>
        </text:list-item>
        <text:list-item>
          <text:p text:style-name="P9">audio engineering recordings</text:p>
        </text:list-item>
        <text:list-item>
          <text:p text:style-name="P9">building and programming electronic instruments</text:p>
        </text:list-item>
        <text:list-item>
          <text:p text:style-name="P9">creating the band’s website</text:p>
        </text:list-item>
      </text:list>
      <text:h text:style-name="Heading_20_3" text:outline-level="3">Regeneron Pharmaceuticals - Graphic designer, July 2000 - October 2005</text:h>
      <text:list text:style-name="L10">
        <text:list-item>
          <text:p text:style-name="P10">Designing logos, banners, posters, fliers and presentation materials</text:p>
        </text:list-item>
        <text:list-item>
          <text:p text:style-name="P10">Preparing images for patent submission</text:p>
        </text:list-item>
        <text:list-item>
          <text:p text:style-name="P10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